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3in"/>
    </style:style>
    <style:style style:name="Table1" style:family="table" style:master-page-name="MP0">
      <style:table-properties style:width="6.3in" fo:margin-left="0in" table:align="right"/>
    </style:style>
    <style:style style:name="TableRow3" style:family="table-row">
      <style:table-row-properties/>
    </style:style>
    <style:style style:name="TableCell4" style:family="table-cell">
      <style:table-cell-properties fo:border="0.0034in solid #000000" style:writing-mode="lr-tb" style:vertical-align="middle" fo:padding-top="0in" fo:padding-left="0.0388in" fo:padding-bottom="0in" fo:padding-right="0.0388in"/>
    </style:style>
    <style:style style:name="P5" style:parent-style-name="Normal" style:family="paragraph">
      <style:paragraph-properties fo:break-before="page" fo:text-align="center" fo:margin-bottom="0in" fo:line-height="100%"/>
    </style:style>
    <style:style style:name="T6" style:parent-style-name="Policepardéfaut" style:family="text">
      <style:text-properties style:font-name="Open Sans" style:font-name-asian="Open Sans" style:font-name-complex="Open Sans"/>
    </style:style>
    <style:style style:name="P7" style:parent-style-name="Normal" style:family="paragraph">
      <style:paragraph-properties fo:text-align="center" fo:margin-bottom="0in" fo:line-height="100%"/>
      <style:text-properties style:font-name="Open Sans" style:font-name-asian="Open Sans" style:font-name-complex="Open Sans" fo:font-weight="bold" style:font-weight-asian="bold" fo:font-size="20pt" style:font-size-asian="20pt"/>
    </style:style>
    <style:style style:name="P8" style:parent-style-name="Normal" style:family="paragraph">
      <style:paragraph-properties fo:text-align="center" fo:margin-bottom="0in" fo:line-height="100%"/>
      <style:text-properties style:font-name="Open Sans" style:font-name-asian="Open Sans" style:font-name-complex="Open Sans" fo:font-weight="bold" style:font-weight-asian="bold" fo:font-size="20pt" style:font-size-asian="20pt"/>
    </style:style>
    <style:style style:name="P9" style:parent-style-name="Normal" style:family="paragraph">
      <style:paragraph-properties fo:text-align="center" fo:margin-bottom="0in" fo:line-height="100%"/>
      <style:text-properties style:font-name="Open Sans" style:font-name-asian="Open Sans" style:font-name-complex="Open Sans"/>
    </style:style>
    <style:style style:name="P10" style:parent-style-name="Normal" style:family="paragraph">
      <style:paragraph-properties fo:text-align="center" fo:margin-bottom="0in" fo:line-height="100%"/>
      <style:text-properties style:font-name="Open Sans" style:font-name-asian="Open Sans" style:font-name-complex="Open Sans" fo:font-size="12pt" style:font-size-asian="12pt" style:font-size-complex="12pt"/>
    </style:style>
    <style:style style:name="P11" style:parent-style-name="Normal" style:family="paragraph">
      <style:paragraph-properties fo:text-align="center" fo:margin-bottom="0in" fo:line-height="100%"/>
      <style:text-properties style:font-name="Open Sans" style:font-name-asian="Open Sans" style:font-name-complex="Open Sans"/>
    </style:style>
    <style:style style:name="P12" style:parent-style-name="Normal" style:family="paragraph">
      <style:paragraph-properties fo:text-align="center" fo:margin-bottom="0in" fo:line-height="100%"/>
      <style:text-properties style:font-name="Open Sans" style:font-name-asian="Open Sans" style:font-name-complex="Open Sans"/>
    </style:style>
    <style:style style:name="P13" style:parent-style-name="Normal" style:family="paragraph">
      <style:paragraph-properties fo:text-align="center" fo:margin-bottom="0in" fo:line-height="100%"/>
    </style:style>
    <style:style style:name="P14" style:parent-style-name="Normal" style:family="paragraph">
      <style:text-properties fo:font-weight="bold" style:font-weight-asian="bold" style:font-weight-complex="bold" fo:font-size="16pt" style:font-size-asian="16pt" style:font-size-complex="16pt"/>
    </style:style>
    <style:style style:name="P15" style:parent-style-name="Normal" style:family="paragraph">
      <style:text-properties fo:font-weight="bold" style:font-weight-asian="bold" style:font-weight-complex="bold" fo:font-size="16pt" style:font-size-asian="16pt" style:font-size-complex="16pt"/>
    </style:style>
    <style:style style:name="P16" style:parent-style-name="Normal" style:family="paragraph">
      <style:text-properties fo:font-weight="bold" style:font-weight-asian="bold" style:font-weight-complex="bold" fo:font-size="16pt" style:font-size-asian="16pt" style:font-size-complex="16pt"/>
    </style:style>
    <style:style style:name="P17" style:parent-style-name="Normal" style:family="paragraph">
      <style:text-properties fo:font-weight="bold" style:font-weight-asian="bold" style:font-weight-complex="bold" fo:font-size="16pt" style:font-size-asian="16pt" style:font-size-complex="16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weight="bold" style:font-weight-asian="bold" style:font-weight-complex="bold" fo:font-size="16pt" style:font-size-asian="16pt" style:font-size-complex="16pt"/>
    </style:style>
    <style:style style:name="P23" style:parent-style-name="Normal" style:family="paragraph">
      <style:text-properties fo:font-size="12pt" style:font-size-asian="12pt" style:font-size-complex="12pt"/>
    </style:style>
    <style:style style:name="P24" style:parent-style-name="Normal" style:family="paragraph">
      <style:text-properties fo:font-weight="bold" style:font-weight-asian="bold" style:font-weight-complex="bold" fo:font-size="16pt" style:font-size-asian="16pt" style:font-size-complex="16pt"/>
    </style:style>
    <style:style style:name="P25" style:parent-style-name="Normal" style:family="paragraph">
      <style:text-properties fo:font-weight="bold" style:font-weight-asian="bold" style:font-weight-complex="bold" fo:font-size="16pt" style:font-size-asian="16pt" style:font-size-complex="16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Yoann ROCHE</text:span></text:p>
            <text:p text:style-name="P7"/>
            <text:p text:style-name="P8">Bilan</text:p>
            <text:p text:style-name="P9"/>
            <text:p text:style-name="P10">Bilan de fin de formation OpenClassrooms « Développeur d’application Java »</text:p>
            <text:p text:style-name="P11"/>
            <text:p text:style-name="P12">10/03/2020</text:p>
            <text:p text:style-name="P13"/>
          </table:table-cell>
        </table:table-row>
      </table:table>
      <text:p text:style-name="P14"/>
      <text:p text:style-name="P15"/>
      <text:p text:style-name="P16">Introduction :</text:p>
      <text:p text:style-name="P17"/>
      <text:p text:style-name="P18">J’ai mis du temps à oser me lancer dans l’aventure OpenClassrooms. J’ai su trouver la motivation<text:s/>nécessaire pour commencer cette formation. Je ne regrette vraiment pas ce parcours, il m’a permis d’évoluer dans quelque chose qui me plait. Cette formation ne m’a pas seulement apporté des compétences technologiques mais m’a aussi fait évoluer humainement.<text:s/></text:p>
      <text:p text:style-name="P19">Il est très difficile de se motiver tout le long de la formation en étant seul, sans l’aide de mon mentor je n’y serais jamais parvenu. Le mentor n’est pas juste là pour nous aider lorsqu’on bloque sur un bug, il apporte beaucoup plus : un soutien nécessaire et nous partage son expérience.</text:p>
      <text:p text:style-name="P20">J’ai entièrement fait confiance à mon mentor à propos du rythme ma formation. Il m’a toujours conseillé d’approfondir les sujets vus au cours de ma formation et pour cela je lui en suis très reconnaissant, je sais que<text:s/>tout ce que j’ai acquis en plus sera utile aux yeux d’une entreprise.</text:p>
      <text:p text:style-name="P21"/>
      <text:p text:style-name="P22">Mon parcours :</text:p>
      <text:p text:style-name="P23"/>
      <text:p text:style-name="Normal">Le début de ma formation fût compliqué, je n’avais jamais vraiment touché de code. Le seul code que j’avais déjà étudié auparavant c’était du HTML/CSS sur le site du zéro (ancien site OpenClassrooms). J’ai donc lutté pendant 5 mois sur les cours java.</text:p>
      <text:p text:style-name="Normal">Finir le projet 3 sur le jeu du Mastermind ma procuré beaucoup de satisfaction, j’étais loin de m’imaginer que j’allais en apprendre encore plus. Ce projet m’a permis de découvrir la joie de rester bloqué sur un problème et de parvenir à le résoudre après plusieurs heures, la satisfaction de voir son code fonctionné.</text:p>
      <text:p text:style-name="Normal">A la suite de ce projet j’ai totalement découvert une partie que j’ignorais totalement, il s’agit de la partie<text:s/>préparation de la conception d’un projet. Celle-ci compte tout autant que la partie<text:s/><text:soft-page-break/>développement. C’est important de ne pas brûler les étapes pour pas le regretter par la suite et perdre du temps.</text:p>
      <text:p text:style-name="Normal">Ce n’est pas la partie qui m’a le plus accroché mais avec<text:s/>le temps je prends maintenant plus de plaisir à réaliser la partie UML de l’application.</text:p>
      <text:p text:style-name="Normal">Après les projets sur la partie UML j’ai dû étudier les cours sur Spring et Maven. Ces cours on étaient les plus compliqués pour moi. J’ai dû les revoir plusieurs fois pour bien les assimiler. Maintenant je me rends compte que c’est acquis et que ça valait le coup d’insister.</text:p>
      <text:p text:style-name="Normal">Le projet sur le site d’escalade a été intéressant ; sans avoir finaliser les exercices des cours précédents, je ne sais pas si je serai parvenu<text:s/>à aussi bien à réaliser un projet comme celui-là.</text:p>
      <text:p text:style-name="Normal">Le projet pour le site d’une bibliothèque m’a prouvé que les compétences que j’ai acquis dans les projets précédents sont bien ancrés.<text:s/></text:p>
      <text:p text:style-name="Normal">J’ai compris que je pouvais commencer à faire des choses intéressantes.</text:p>
      <text:p text:style-name="Normal">Le projet 8 m’a permis de découvrir la façon de faire pour déployer une application sur un serveur Linux/Debian.<text:s/></text:p>
      <text:p text:style-name="Normal"/>
      <text:p text:style-name="Normal">La partie sur les tests unitaires et d’intégrations ma vraiment passionnés. Je ne pensais que cette partie serait ma préférée. Tester<text:s/>son code est vraiment une partie de l’application à part entière. Pour ce projet je ne me suis pas contenté seulement du cours fournit par OpenClassrooms, je me suis lancé dans un livre sur JUnit et Mockito et avec cela une vidéo d’une heure sur l’utilisation des Fakes et le Pattern Builder.</text:p>
      <text:p text:style-name="Normal">C’était donc bien préparé que je me suis lancé à la présentation de ce projet.</text:p>
      <text:p text:style-name="Normal">Le projet 10 m’a permis de réaliser l’étendue des<text:s/>compétences acquis au cours de ma formation. Je me suis rendu compte que peu importe la tâche demandée j’ai les outils (technologies, recherche) pour remplir celle-ci.</text:p>
      <text:p text:style-name="Normal">J’ai ressenti ma progression en revenant sur du code que j’avais fait des mois auparavant, car je pouvais sans problème optimiser celui-ci.</text:p>
      <text:p text:style-name="Normal"/>
      <text:p text:style-name="Normal">La partie sur la veille technologique m’a beaucoup aidé et m’aide toujours au quotidien. C’est quand j’ai commencé ma veille technologique que je me suis rendu compte que j’aurais dû laisser une trace de toutes les informations pertinentes que j’ai récupéré pendant ma formation.</text:p>
      <text:p text:style-name="Normal">C’est un élément qui me suivra tout au long de ma carrière et je continu de l’alimenter chaque jour.</text:p>
      <text:p text:style-name="Normal">Je pense que ce projet devrait être réalisé plus tôt dans la formation.</text:p>
      <text:p text:style-name="Normal"/>
      <text:p text:style-name="Normal">C’est donc avec la hâte de finir cette formation que je me suis lancé<text:s/>dans le dernier projet (n°12). J’ai mis en place toutes les compétences que j’ai acquis pendant cette formation. J’ai pu voir qu’avec tous ces projets réalisés je m’étais amélioré avec la pratique.<text:s/></text:p>
      <text:p text:style-name="Normal"/>
      <text:p text:style-name="Normal"/>
      <text:soft-page-break/>
      <text:p text:style-name="P24">Conclusion :</text:p>
      <text:p text:style-name="P25"/>
      <text:p text:style-name="Normal">Je pense que cette formation m’a bien préparé pour intégrer une entreprise et répondre à ses attentes.</text:p>
      <text:p text:style-name="Normal">Elle m’a appris à savoir gérer des problèmes, à persister malgré tout. Il y a plusieurs façons de gérer un blocage, pour mon cas je préfère arrêter quelques minutes (parfois plus longtemps) et<text:s/>revenir sur le problème avec un point de vue différent.<text:s/></text:p>
      <text:p text:style-name="Normal">Les deux soutenances que je n’ai pas réussi du premier coup mon beaucoup aidés à optimiser mon travail.<text:s/></text:p>
      <text:p text:style-name="Normal">Les exercices de pratique réalisés dans les cours aident<text:s/>grandement à la compréhension.<text:s/></text:p>
      <text:p text:style-name="Normal">J’ai hâte de pouvoir pratiquer et mettre en œuvre mes compétences dans le monde professionnel.</text:p>
      <text:p text:style-name="Normal">Sans cette formation je n’aurais jamais pu faire un travail qui me passionne vraiment plus que tout, c’est pour cette raison que je remercie OpenClassrooms d’offrir cette chance<text:s/>à des personnes comme mo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ann roche</meta:initial-creator>
    <dc:creator>yoann roche</dc:creator>
    <meta:creation-date>2020-03-05T06:27:00Z</meta:creation-date>
    <dc:date>2020-03-19T09:14:00Z</dc:date>
    <meta:print-date>2020-03-17T11:52:00Z</meta:print-date>
    <meta:template xlink:href="Normal" xlink:type="simple"/>
    <meta:editing-cycles>12</meta:editing-cycles>
    <meta:editing-duration>PT417300S</meta:editing-duration>
    <meta:document-statistic meta:page-count="3" meta:paragraph-count="10" meta:word-count="823" meta:character-count="5343" meta:row-count="37" meta:non-whitespace-character-count="4530"/>
  </office:meta>
</office:document-meta>
</file>